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20.8cm" table:align="margins"/>
    </style:style>
    <style:style style:name="Tabela1.A" style:family="table-column">
      <style:table-column-properties style:column-width="5.2cm" style:rel-column-width="16383*"/>
    </style:style>
    <style:style style:name="Tabela1.D" style:family="table-column">
      <style:table-column-properties style:column-width="5.2cm" style:rel-column-width="16386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5fda0a" officeooo:paragraph-rsid="005fda0a"/>
    </style:style>
    <style:style style:name="P2" style:family="paragraph" style:parent-style-name="Text_20_body">
      <style:paragraph-properties fo:text-align="justify" style:justify-single-word="false"/>
      <style:text-properties officeooo:rsid="00641c47" officeooo:paragraph-rsid="00641c47"/>
    </style:style>
    <style:style style:name="P3" style:family="paragraph" style:parent-style-name="Text_20_body">
      <style:paragraph-properties fo:text-align="justify" style:justify-single-word="false"/>
      <style:text-properties officeooo:rsid="0067a7c8" officeooo:paragraph-rsid="0067a7c8"/>
    </style:style>
    <style:style style:name="P4" style:family="paragraph" style:parent-style-name="Text_20_body">
      <style:paragraph-properties fo:text-align="justify" style:justify-single-word="false"/>
      <style:text-properties officeooo:rsid="006b6bdc" officeooo:paragraph-rsid="006b6bdc"/>
    </style:style>
    <style:style style:name="P5" style:family="paragraph" style:parent-style-name="Text_20_body">
      <style:paragraph-properties fo:text-align="justify" style:justify-single-word="false"/>
      <style:text-properties officeooo:rsid="006bd712" officeooo:paragraph-rsid="006bd712"/>
    </style:style>
    <style:style style:name="P6" style:family="paragraph" style:parent-style-name="Text_20_body">
      <style:paragraph-properties fo:text-align="justify" style:justify-single-word="false"/>
      <style:text-properties officeooo:rsid="006e6d16" officeooo:paragraph-rsid="006e6d16"/>
    </style:style>
    <style:style style:name="P7" style:family="paragraph" style:parent-style-name="Text_20_body">
      <style:paragraph-properties fo:text-align="justify" style:justify-single-word="false"/>
      <style:text-properties officeooo:rsid="006e6d16" officeooo:paragraph-rsid="00708989"/>
    </style:style>
    <style:style style:name="P8" style:family="paragraph" style:parent-style-name="Text_20_body">
      <style:paragraph-properties fo:text-align="justify" style:justify-single-word="false"/>
      <style:text-properties officeooo:rsid="006e6d16" officeooo:paragraph-rsid="0077aca8"/>
    </style:style>
    <style:style style:name="P9" style:family="paragraph" style:parent-style-name="Text_20_body">
      <style:paragraph-properties fo:text-align="justify" style:justify-single-word="false"/>
      <style:text-properties officeooo:rsid="006e6d16" officeooo:paragraph-rsid="007b5925"/>
    </style:style>
    <style:style style:name="P10" style:family="paragraph" style:parent-style-name="Text_20_body">
      <style:paragraph-properties fo:text-align="justify" style:justify-single-word="false"/>
      <style:text-properties officeooo:rsid="006e6d16" officeooo:paragraph-rsid="007bcad2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77aca8" officeooo:paragraph-rsid="0077aca8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77aca8" officeooo:paragraph-rsid="007b5925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77aca8" officeooo:paragraph-rsid="007bcad2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style:writing-mode="page"/>
      <style:text-properties style:font-name="Courier New" fo:font-size="10pt" officeooo:rsid="00631719" officeooo:paragraph-rsid="00631719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style:font-name="Courier New" fo:font-size="10pt" officeooo:rsid="00641c47" officeooo:paragraph-rsid="00641c47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 style:writing-mode="page"/>
      <style:text-properties style:font-name="Courier New" fo:font-size="10pt" officeooo:rsid="00641c47" officeooo:paragraph-rsid="0078c70e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 style:writing-mode="page"/>
      <style:text-properties style:font-name="Courier New" fo:font-size="10pt" officeooo:rsid="00641c47" officeooo:paragraph-rsid="0078c70e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 style:writing-mode="page"/>
      <style:text-properties style:font-name="Courier New" fo:font-size="10pt" officeooo:rsid="0078c70e" officeooo:paragraph-rsid="0078c70e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 style:writing-mode="page"/>
      <style:text-properties style:font-name="Courier New" fo:font-size="12pt" officeooo:rsid="00631719" officeooo:paragraph-rsid="0074cc8d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style:writing-mode="page"/>
      <style:text-properties style:font-name="Courier New" fo:font-size="12pt" officeooo:rsid="00631719" officeooo:paragraph-rsid="0076c348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 style:writing-mode="page"/>
      <style:text-properties style:font-name="Courier New" fo:font-size="12pt" officeooo:rsid="00641c47" officeooo:paragraph-rsid="00737f7f" style:font-size-asian="12pt" style:font-size-complex="12pt"/>
    </style:style>
    <style:style style:name="P22" style:family="paragraph" style:parent-style-name="Table_20_Contents">
      <style:text-properties style:font-name="Courier New" fo:font-size="12pt" officeooo:rsid="007926db" officeooo:paragraph-rsid="007926db" style:font-size-asian="12pt" style:font-size-complex="12pt"/>
    </style:style>
    <style:style style:name="P23" style:family="paragraph" style:parent-style-name="Table_20_Contents">
      <style:text-properties style:font-name="Courier New" fo:font-size="12pt" officeooo:rsid="007a6bc2" officeooo:paragraph-rsid="007a6bc2" style:font-size-asian="12pt" style:font-size-complex="12pt"/>
    </style:style>
    <style:style style:name="P24" style:family="paragraph" style:parent-style-name="Table_20_Contents">
      <style:text-properties style:font-name="Courier New" fo:font-size="12pt" officeooo:rsid="007b5925" officeooo:paragraph-rsid="007b5925" style:font-size-asian="12pt" style:font-size-complex="12pt"/>
    </style:style>
    <style:style style:name="P25" style:family="paragraph" style:parent-style-name="Table_20_Contents">
      <style:text-properties style:font-name="Courier New" fo:font-size="12pt" officeooo:rsid="007bcad2" officeooo:paragraph-rsid="007bcad2" style:font-size-asian="12pt" style:font-size-complex="12pt"/>
    </style:style>
    <style:style style:name="P26" style:family="paragraph" style:parent-style-name="Table_20_Contents">
      <style:text-properties officeooo:rsid="00737f7f" officeooo:paragraph-rsid="00737f7f"/>
    </style:style>
    <style:style style:name="P27" style:family="paragraph" style:parent-style-name="Table_20_Contents">
      <style:text-properties officeooo:rsid="0076c348" officeooo:paragraph-rsid="0076c348"/>
    </style:style>
    <style:style style:name="P28" style:family="paragraph" style:parent-style-name="Text_20_body">
      <style:paragraph-properties fo:text-align="justify" style:justify-single-word="false"/>
      <style:text-properties officeooo:rsid="0060b316"/>
    </style:style>
    <style:style style:name="P29" style:family="paragraph" style:parent-style-name="Text_20_body">
      <style:text-properties style:text-position="0% 100%" style:font-name="Courier New" fo:font-size="10pt" fo:font-style="normal" officeooo:rsid="00737f7f" officeooo:paragraph-rsid="007310d8" style:font-name-asian="Microsoft YaHei" style:font-size-asian="10pt" style:font-style-asian="normal" style:font-name-complex="Mangal1" style:font-size-complex="10pt" style:font-style-complex="normal"/>
    </style:style>
    <style:style style:name="P30" style:family="paragraph" style:parent-style-name="Title">
      <style:text-properties officeooo:rsid="0081c401"/>
    </style:style>
    <style:style style:name="P31" style:family="paragraph" style:parent-style-name="Standard">
      <style:text-properties officeooo:paragraph-rsid="0087a34f"/>
    </style:style>
    <style:style style:name="P32" style:family="paragraph" style:parent-style-name="Heading_20_1">
      <style:text-properties officeooo:rsid="0060b316" officeooo:paragraph-rsid="0060b316"/>
    </style:style>
    <style:style style:name="P33" style:family="paragraph" style:parent-style-name="Heading_20_1">
      <style:text-properties officeooo:rsid="0066da2b" officeooo:paragraph-rsid="0066da2b"/>
    </style:style>
    <style:style style:name="P34" style:family="paragraph" style:parent-style-name="Heading_20_2">
      <style:text-properties officeooo:paragraph-rsid="0087a34f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rsid="006bd712" officeooo:paragraph-rsid="006bd712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rsid="006bd712" officeooo:paragraph-rsid="0084e625"/>
    </style:style>
    <style:style style:name="P37" style:family="paragraph" style:parent-style-name="Text_20_body" style:list-style-name="L1">
      <style:paragraph-properties fo:text-align="justify" style:justify-single-word="false"/>
      <style:text-properties fo:font-style="normal" officeooo:rsid="006d43a1" officeooo:paragraph-rsid="006d43a1" style:font-style-asian="normal" style:font-style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fo:font-style="normal" officeooo:rsid="006bd712" officeooo:paragraph-rsid="006d43a1" style:font-style-asian="normal" style:font-style-complex="normal"/>
    </style:style>
    <style:style style:name="T1" style:family="text">
      <style:text-properties style:text-position="0% 100%" style:font-name="Liberation Sans" fo:font-style="normal" style:font-name-asian="Microsoft YaHei" style:font-style-asian="normal" style:font-name-complex="Mangal1" style:font-style-complex="normal"/>
    </style:style>
    <style:style style:name="T2" style:family="text">
      <style:text-properties style:text-position="0% 100%" style:font-name="Liberation Sans" fo:font-style="normal" officeooo:rsid="00302264" style:font-name-asian="Microsoft YaHei" style:font-style-asian="normal" style:font-name-complex="Mangal1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d43a1" style:font-style-asian="italic" style:font-style-complex="italic"/>
    </style:style>
    <style:style style:name="T5" style:family="text">
      <style:text-properties fo:font-style="italic" officeooo:rsid="006bd712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6d43a1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6bd712" style:font-style-asian="normal" style:font-style-complex="normal"/>
    </style:style>
    <style:style style:name="T10" style:family="text">
      <style:text-properties fo:font-style="normal" officeooo:rsid="007b5925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6bd71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6d43a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6f0b6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7044c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70898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1c40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6bd712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7044c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708989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7bcad2" style:font-style-asian="normal" style:font-weight-asian="bold" style:font-style-complex="normal" style:font-weight-complex="bold"/>
    </style:style>
    <style:style style:name="T22" style:family="text">
      <style:text-properties officeooo:rsid="0060b316"/>
    </style:style>
    <style:style style:name="T23" style:family="text">
      <style:text-properties officeooo:rsid="00653fe5"/>
    </style:style>
    <style:style style:name="T24" style:family="text">
      <style:text-properties officeooo:rsid="00691734"/>
    </style:style>
    <style:style style:name="T25" style:family="text">
      <style:text-properties officeooo:rsid="006bd71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6d43a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76c348"/>
    </style:style>
    <style:style style:name="T30" style:family="text">
      <style:text-properties officeooo:rsid="007a6bc2"/>
    </style:style>
    <style:style style:name="T31" style:family="text">
      <style:text-properties officeooo:rsid="007d64f9"/>
    </style:style>
    <style:style style:name="T32" style:family="text">
      <style:text-properties officeooo:rsid="0087a34f"/>
    </style:style>
    <style:style style:name="T33" style:family="text">
      <style:text-properties style:font-name="Courier New" fo:font-size="10pt" officeooo:rsid="00641c47" style:font-size-asian="10pt" style:font-size-complex="10pt"/>
    </style:style>
    <style:style style:name="T34" style:family="text">
      <style:text-properties style:font-name="Courier New" fo:font-size="10pt" officeooo:rsid="0087a34f" style:font-size-asian="10pt" style:font-size-complex="10pt"/>
    </style:style>
    <style:style style:name="T35" style:family="text">
      <style:text-properties style:font-name="Courier New" fo:font-size="10pt" officeooo:rsid="00631719" style:font-size-asian="10pt" style:font-size-complex="10pt"/>
    </style:style>
    <style:style style:name="T36" style:family="text">
      <style:text-properties officeooo:rsid="002d95f4"/>
    </style:style>
    <style:style style:name="T37" style:family="text">
      <style:text-properties style:font-name="Liberation Serif" fo:font-size="12pt" officeooo:rsid="0087a34f" style:font-size-asian="12pt" style:font-size-complex="12pt"/>
    </style:style>
    <style:style style:name="T38" style:family="text">
      <style:text-properties style:font-name="Liberation Serif" fo:font-size="12pt" officeooo:rsid="00631719" style:font-size-asian="12pt" style:font-size-complex="12pt"/>
    </style:style>
    <style:style style:name="T39" style:family="text">
      <style:text-properties style:font-name="Liberation Serif" fo:font-size="12pt" officeooo:rsid="002d95f4" style:font-size-asian="12pt" style:font-size-complex="12pt"/>
    </style:style>
    <style:style style:name="T40" style:family="text">
      <style:text-properties style:font-name="Liberation Serif" fo:font-size="12pt" officeooo:rsid="007d64f9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ozpoznawanie obrazów</text:p>
      <text:p text:style-name="P1"><text:span text:style-name="T22">Rozpoznawanie obrazu jest jedną z </text:span>najczęstszych i najbardziej spektakularnych dziedzin inteligencji obliczeniowej.</text:p>
      <text:h text:style-name="P32" text:outline-level="1">Postawiony problem</text:h>
      <text:p text:style-name="P28">Zadany system posiada zbiór obrazów wzorcowych (zwanych również uczącymi) w postaci dwuwymiarowej bitmapy. Każda z tych map ma nadaną etykietkę, która określa na co wskazuje dana bitmapa (do jakiej klasy należy). Do systemu jest następnie dostarczona jakaś testowa <text:s/>dwuwymiarowa bitmapa. Zadaniem algorytmu jest wskazanie do jakiej klasy należy ta testowa mapa bitowa, czyli określenie do której z bitmap wzorcowych jest najbardziej podobna podana bitmapa testowa. Dla uproszczenia zakłada się, iż rozmiar bitmap wzorcowych i testowych jest jednakowy oraz każda z nich posiada co najmniej jeden punkt o wartości 1. Przyjmuje się, że kolor czarny oznacza wartość na bitmapie równą 1. Przykładowe bitmapy wzorcowe o rozmiarze 5x4 (wysokość x szerokość):</text:p>
      <text:p text:style-name="P14">znaki_wz{1} = [ ...</text:p>
      <text:p text:style-name="P14">0 0 0 1 <text:s/></text:p>
      <text:p text:style-name="P14">0 0 1 1 </text:p>
      <text:p text:style-name="P14">0 1 0 1 </text:p>
      <text:p text:style-name="P14">0 0 0 1 </text:p>
      <text:p text:style-name="P14">0 0 0 1 </text:p>
      <text:p text:style-name="P14">];</text:p>
      <text:p text:style-name="P14">znaki_wz{2} = [ ...</text:p>
      <text:p text:style-name="P14">0 1 1 1 <text:s/></text:p>
      <text:p text:style-name="P14">1 0 0 1 </text:p>
      <text:p text:style-name="P14">0 0 1 0 </text:p>
      <text:p text:style-name="P14">0 1 0 0 </text:p>
      <text:p text:style-name="P14">1 1 1 1 </text:p>
      <text:p text:style-name="P14">];</text:p>
      <text:p text:style-name="P14">znaki_wz{3} = [ ...</text:p>
      <text:p text:style-name="P14">1 1 1 0 <text:s/></text:p>
      <text:p text:style-name="P14">0 0 0 1 </text:p>
      <text:p text:style-name="P14">1 1 1 1 </text:p>
      <text:p text:style-name="P14">0 0 0 1 </text:p>
      <text:p text:style-name="P14">1 1 1 0</text:p>
      <text:p text:style-name="P14">];</text:p>
      <text:p text:style-name="P2"><text:span text:style-name="T23">W wyżej wymienionych przykładach etykietką każdej bitmapy jest jej numer (numer klasy to numer wzoru). </text:span>Przykładowe bitmapy testowe:</text:p>
      <text:p text:style-name="P15">znaki_tst{1} = [ ...</text:p>
      <text:p text:style-name="P15">0 0 0 0 </text:p>
      <text:p text:style-name="P15">0 0 1 1 </text:p>
      <text:p text:style-name="P15">0 1 1 1 </text:p>
      <text:p text:style-name="P15">0 0 0 1 </text:p>
      <text:p text:style-name="P15">0 0 0 1 </text:p>
      <text:p text:style-name="P15">];</text:p>
      <text:p text:style-name="P15">znaki_tst{2} = [ ...</text:p>
      <text:p text:style-name="P15">1 1 1 1</text:p>
      <text:p text:style-name="P15">0 0 0 1</text:p>
      <text:p text:style-name="P15">1 1 1 1</text:p>
      <text:p text:style-name="P15">0 0 1 1</text:p>
      <text:p text:style-name="P15">1 1 1 1</text:p>
      <text:p text:style-name="P15">];</text:p>
      <text:p text:style-name="P15">znaki_tst{3} = [ ...</text:p>
      <text:p text:style-name="P15">1 1 1 1 </text:p>
      <text:p text:style-name="P15">0 0 0 1 </text:p>
      <text:p text:style-name="P15">0 0 1 0</text:p>
      <text:p text:style-name="P15">1 1 0 0</text:p>
      <text:p text:style-name="P15">1 1 1 1</text:p>
      <text:p text:style-name="P15">];</text:p>
      <text:h text:style-name="P33" text:outline-level="1"><text:soft-page-break/>Algorytm zachłannego dopasowania punktu</text:h>
      <text:p text:style-name="P3">Algorytm potrafi wskazać dla dowolne<text:span text:style-name="T24">j bitmapy testowej, która bitmapa jest do niej najbardziej podobna. Dokonywane jest to przez zmierzenie i zsumowanie miary „niepodobieństwa” danej bitmapy testowej do poszczególnych bitmap wzorcowych i vice-versa. Przyjmuje się, iż ta bitmapa wzorcowa wskazywana jest jako najbardziej podobna, dla której suma miar „niepodobieństwa” między bitmapą wzorcową a testową i między bitmapą testową a wzorcową jest najmniejsza („niepodobieństwo” między bitmapą BA a BB nie musi być równe „niepodobieństwu” między BB a <text:s/>BA).</text:span></text:p>
      <text:p text:style-name="P4">Sercem algorytmu jest określenie „niepodobieństwa” między dwoma bitmapami BA i BB, <text:span text:style-name="T25">której pseudokod to:</text:span></text:p>
      <text:p text:style-name="P5">miara = <text:span text:style-name="T26">miara_niepodobienstwa</text:span>(bitmap<text:span text:style-name="T27">y</text:span> BA, BB)</text:p>
      <text:list text:style-name="L1">
        <text:list-item>
          <text:p text:style-name="P35"><text:span text:style-name="T3">miara</text:span><text:span text:style-name="T8"> := 0</text:span></text:p>
        </text:list-item>
        <text:list-item>
          <text:p text:style-name="P35"><text:span text:style-name="T8">Wykonaj pętlę dla każdego czarnego punktu o pozycji (</text:span><text:span text:style-name="T3">pay</text:span><text:span text:style-name="T8">, </text:span><text:span text:style-name="T3">pax</text:span><text:span text:style-name="T8">) w BA</text:span></text:p>
          <text:list>
            <text:list-item>
              <text:p text:style-name="P37"><text:span text:style-name="T3">odl_min</text:span> = + nieskończoność</text:p>
            </text:list-item>
            <text:list-item>
              <text:p text:style-name="P38">Wykonaj pętlę dla każdego czarnego punktu o pozycji (<text:span text:style-name="T3">p</text:span><text:span text:style-name="T4">b</text:span><text:span text:style-name="T3">y</text:span>, <text:span text:style-name="T3">p</text:span><text:span text:style-name="T4">b</text:span><text:span text:style-name="T3">x</text:span>) w B<text:span text:style-name="T27">B</text:span></text:p>
              <text:list>
                <text:list-item>
                  <text:p text:style-name="P37"><text:s/><text:span text:style-name="T3">odl_akt := </text:span>odległość między punktami <text:span text:style-name="T25">(</text:span><text:span text:style-name="T5">pay</text:span><text:span text:style-name="T25">, </text:span><text:span text:style-name="T5">pax</text:span><text:span text:style-name="T25">) </text:span>a <text:span text:style-name="T25">(</text:span><text:span text:style-name="T5">p</text:span><text:span text:style-name="T3">b</text:span><text:span text:style-name="T5">y</text:span><text:span text:style-name="T25">, </text:span><text:span text:style-name="T5">p</text:span><text:span text:style-name="T3">b</text:span><text:span text:style-name="T5">x</text:span><text:span text:style-name="T25">)</text:span></text:p>
                </text:list-item>
                <text:list-item>
                  <text:p text:style-name="P37"><text:span text:style-name="T25"><text:s/></text:span><text:span text:style-name="T3">odl_min</text:span> := <text:span text:style-name="T26">min</text:span><text:span text:style-name="T28">{</text:span><text:span text:style-name="T6">odl_min, odl_akt</text:span><text:span text:style-name="T28">}</text:span></text:p>
                </text:list-item>
              </text:list>
            </text:list-item>
            <text:list-item>
              <text:p text:style-name="P36"><text:span text:style-name="T6">miara :</text:span><text:span text:style-name="T7">= miara + <text:s/>odl_min</text:span></text:p>
            </text:list-item>
          </text:list>
        </text:list-item>
      </text:list>
      <text:p text:style-name="P6"><text:span text:style-name="T11">Aby określić miarę „obustronnego niepodobieństwa”, </text:span><text:span text:style-name="T16">lub też miarę podobieństwa</text:span><text:span text:style-name="T11"> pomiędzy bitmapami należy użyć:</text:span></text:p>
      <text:p text:style-name="P7"><text:span text:style-name="T11"><text:s/></text:span><text:span text:style-name="T19">m</text:span><text:span text:style-name="T20">i</text:span><text:span text:style-name="T19">ara_podobieństwa_</text:span><text:span text:style-name="T21">obustronnego</text:span><text:span text:style-name="T15">(bitmapy BA, BB) =</text:span></text:p>
      <text:p text:style-name="P7"><text:span text:style-name="T15"><text:s text:c="3"/></text:span><text:span text:style-name="T16">= </text:span><text:span text:style-name="T15">-</text:span><text:span text:style-name="T16">( </text:span><text:span text:style-name="T18">miara_niepodobie</text:span><text:span text:style-name="T20">ń</text:span><text:span text:style-name="T18">stwa</text:span><text:span text:style-name="T12">(bitmap</text:span><text:span text:style-name="T13">y</text:span><text:span text:style-name="T12"> BA, BB) </text:span><text:span text:style-name="T17">+</text:span><text:span text:style-name="T15"> </text:span><text:span text:style-name="T18">miara_niepodobie</text:span><text:span text:style-name="T20">ń</text:span><text:span text:style-name="T18">stwa</text:span><text:span text:style-name="T12">(bitmap</text:span><text:span text:style-name="T13">y</text:span><text:span text:style-name="T12"> B</text:span><text:span text:style-name="T14">B</text:span><text:span text:style-name="T12">, B</text:span><text:span text:style-name="T14">A</text:span><text:span text:style-name="T12">) </text:span><text:span text:style-name="T16">)</text:span></text:p>
      <text:h text:style-name="Heading_20_2" text:outline-level="2"><text:span text:style-name="T2">P</text:span><text:span text:style-name="T1">rzykład działania:</text:span></text:h>
      <text:p text:style-name="Text_20_body">Dla pewnej bitmapy testowej podanej niżej zastosowano wspomniany algorytm, dla uproszczenia zamiast zalecanej miary odległości euklidesowej zastosowano odległość typu manhattan:</text:p>
      <text:p text:style-name="P16">1 1 1 1</text:p>
      <text:p text:style-name="P16">0 0 0 1</text:p>
      <text:p text:style-name="P16">1 1 1 1</text:p>
      <text:p text:style-name="P16">0 0 1 1</text:p>
      <text:p text:style-name="P17">1 1 1 1</text:p>
      <text:p text:style-name="P18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26">bitmapa <text:span text:style-name="T29">testowa</text:span> </text:p>
          </table:table-cell>
          <table:table-cell table:style-name="Tabela1.A1" office:value-type="string">
            <text:p text:style-name="P27">Bitmapa wzorcowa 1.</text:p>
          </table:table-cell>
          <table:table-cell table:style-name="Tabela1.A1" office:value-type="string">
            <text:p text:style-name="P27">bitmapa wzorcowa 2</text:p>
          </table:table-cell>
          <table:table-cell table:style-name="Tabela1.D1" office:value-type="string">
            <text:p text:style-name="P27">Bitmapa wzorcowa 3</text:p>
          </table:table-cell>
        </table:table-row>
        <table:table-row table:style-name="Tabela1.1">
          <table:table-cell table:style-name="Tabela1.A2" office:value-type="string">
            <text:p text:style-name="P21">1 1 1 1</text:p>
            <text:p text:style-name="P21">0 0 0 1</text:p>
            <text:p text:style-name="P21">1 1 1 1</text:p>
            <text:p text:style-name="P21">0 0 1 1</text:p>
            <text:p text:style-name="P21">1 1 1 1</text:p>
          </table:table-cell>
          <table:table-cell table:style-name="Tabela1.A2" office:value-type="string">
            <text:p text:style-name="P19">0 0 0 1 <text:s/></text:p>
            <text:p text:style-name="P19">0 0 1 1 </text:p>
            <text:p text:style-name="P19">0 1 0 1 </text:p>
            <text:p text:style-name="P19">0 0 0 1 </text:p>
            <text:p text:style-name="P19">0 0 0 1 </text:p>
          </table:table-cell>
          <table:table-cell table:style-name="Tabela1.A2" office:value-type="string">
            <text:p text:style-name="P19">0 1 1 1 <text:s/></text:p>
            <text:p text:style-name="P19">1 0 0 1 </text:p>
            <text:p text:style-name="P19">0 0 1 0 </text:p>
            <text:p text:style-name="P19">0 1 0 0 </text:p>
            <text:p text:style-name="P19">1 1 1 1 </text:p>
          </table:table-cell>
          <table:table-cell table:style-name="Tabela1.D2" office:value-type="string">
            <text:p text:style-name="P20">1 1 1 0 <text:s/></text:p>
            <text:p text:style-name="P20">0 0 0 1 </text:p>
            <text:p text:style-name="P20">1 1 1 1 </text:p>
            <text:p text:style-name="P20">0 0 0 1 </text:p>
            <text:p text:style-name="P20">1 1 1 0</text:p>
          </table:table-cell>
        </table:table-row>
        <table:table-row table:style-name="Tabela1.1">
          <table:table-cell table:style-name="Tabela1.A2" office:value-type="string">
            <text:p text:style-name="P8"><text:span text:style-name="T18">miara_niepodobie</text:span><text:span text:style-name="T20">ń</text:span><text:span text:style-name="T18">stwa</text:span></text:p>
            <text:p text:style-name="P11"><text:span text:style-name="T9">(</text:span><text:span text:style-name="T8">bitmapa testowa, bitmapa wzorcowa x)</text:span></text:p>
          </table:table-cell>
          <table:table-cell table:style-name="Tabela1.A2" office:value-type="string">
            <text:p text:style-name="P22"><text:span text:style-name="T26">3</text:span>+<text:span text:style-name="T26">2</text:span>+<text:span text:style-name="T26">1</text:span>+<text:span text:style-name="T26">0</text:span>+</text:p>
            <text:p text:style-name="P22">0+0+0+<text:span text:style-name="T26">0</text:span>+</text:p>
            <text:p text:style-name="P22"><text:span text:style-name="T26">1</text:span>+<text:span text:style-name="T26">0</text:span>+<text:span text:style-name="T26">1</text:span>+<text:span text:style-name="T26">0</text:span>+</text:p>
            <text:p text:style-name="P22">0+0+<text:span text:style-name="T26">1</text:span>+<text:span text:style-name="T26">0</text:span>+</text:p>
            <text:p text:style-name="P22"><text:span text:style-name="T26">3</text:span>+<text:span text:style-name="T26">2</text:span>+<text:span text:style-name="T26">1</text:span>+<text:span text:style-name="T26">0 </text:span>= 1<text:span text:style-name="T30">5</text:span> <text:s/></text:p>
          </table:table-cell>
          <table:table-cell table:style-name="Tabela1.A2" office:value-type="string">
            <text:p text:style-name="P23"><text:span text:style-name="T26">1</text:span>+<text:span text:style-name="T26">0</text:span>+<text:span text:style-name="T26">0</text:span>+<text:span text:style-name="T26">0</text:span>+</text:p>
            <text:p text:style-name="P23">0+0+0+<text:span text:style-name="T26">0</text:span>+</text:p>
            <text:p text:style-name="P23"><text:span text:style-name="T26">1</text:span>+<text:span text:style-name="T26">1</text:span>+<text:span text:style-name="T26">0</text:span>+<text:span text:style-name="T26">1</text:span>+</text:p>
            <text:p text:style-name="P24">0+0+<text:span text:style-name="T26">1</text:span>+<text:span text:style-name="T26">1</text:span>+</text:p>
            <text:p text:style-name="P24"><text:span text:style-name="T26">0</text:span>+<text:span text:style-name="T26">0</text:span>+<text:span text:style-name="T26">0</text:span>+<text:span text:style-name="T26">0</text:span> = 6</text:p>
          </table:table-cell>
          <table:table-cell table:style-name="Tabela1.D2" office:value-type="string">
            <text:p text:style-name="P24"><text:span text:style-name="T26">0</text:span>+<text:span text:style-name="T26">0</text:span>+<text:span text:style-name="T26">0</text:span>+<text:span text:style-name="T26">1</text:span>+</text:p>
            <text:p text:style-name="P24">0+0+0+<text:span text:style-name="T26">0</text:span>+</text:p>
            <text:p text:style-name="P24"><text:span text:style-name="T26">0</text:span>+<text:span text:style-name="T26">0</text:span>+<text:span text:style-name="T26">0</text:span>+<text:span text:style-name="T26">0</text:span>+</text:p>
            <text:p text:style-name="P24">0+0+<text:span text:style-name="T26">1</text:span>+<text:span text:style-name="T26">0</text:span>+</text:p>
            <text:p text:style-name="P24"><text:span text:style-name="T26">0</text:span>+<text:span text:style-name="T26">0</text:span>+<text:span text:style-name="T26">0</text:span>+<text:span text:style-name="T26">1 = </text:span><text:span text:style-name="T28">3</text:span></text:p>
          </table:table-cell>
        </table:table-row>
        <table:table-row table:style-name="Tabela1.1">
          <table:table-cell table:style-name="Tabela1.A2" office:value-type="string">
            <text:p text:style-name="P9"><text:span text:style-name="T18">miara_niepodobie</text:span><text:span text:style-name="T20">ń</text:span><text:span text:style-name="T18">stwa</text:span></text:p>
            <text:p text:style-name="P12"><text:span text:style-name="T9">(</text:span><text:span text:style-name="T8">bitmapa </text:span><text:span text:style-name="T10">wzorcowa x</text:span><text:span text:style-name="T8">, bitmapa </text:span><text:span text:style-name="T10">testowa</text:span><text:span text:style-name="T8">)</text:span></text:p>
          </table:table-cell>
          <table:table-cell table:style-name="Tabela1.A2" office:value-type="string">
            <text:p text:style-name="P24">0+0+0+<text:span text:style-name="T26">0</text:span>+</text:p>
            <text:p text:style-name="P24">0+0+<text:span text:style-name="T26">1</text:span>+<text:span text:style-name="T26">0</text:span>+</text:p>
            <text:p text:style-name="P24">0+<text:span text:style-name="T26">0</text:span>+0+<text:span text:style-name="T26">0</text:span>+</text:p>
            <text:p text:style-name="P24">0+0+0+<text:span text:style-name="T26">0</text:span>+</text:p>
            <text:p text:style-name="P24">0+0+0+<text:span text:style-name="T26">0</text:span> = 1 </text:p>
          </table:table-cell>
          <table:table-cell table:style-name="Tabela1.A2" office:value-type="string">
            <text:p text:style-name="P25">0+<text:span text:style-name="T26">0</text:span>+<text:span text:style-name="T26">0</text:span>+<text:span text:style-name="T26">0</text:span>+</text:p>
            <text:p text:style-name="P25"><text:span text:style-name="T26">1</text:span>+0+0+<text:span text:style-name="T26">0</text:span>+</text:p>
            <text:p text:style-name="P25">0+0+<text:span text:style-name="T26">0</text:span>+0+</text:p>
            <text:p text:style-name="P25">0+<text:span text:style-name="T26">1</text:span>+0+0+</text:p>
            <text:p text:style-name="P25"><text:span text:style-name="T26">0</text:span>+<text:span text:style-name="T26">0</text:span>+<text:span text:style-name="T26">0</text:span>+<text:span text:style-name="T26">0</text:span> = 2</text:p>
          </table:table-cell>
          <table:table-cell table:style-name="Tabela1.D2" office:value-type="string">
            <text:p text:style-name="P25"><text:span text:style-name="T26">0</text:span>+<text:span text:style-name="T26">0</text:span>+<text:span text:style-name="T26">0</text:span>+0+</text:p>
            <text:p text:style-name="P25">0+0+0+<text:span text:style-name="T26">0</text:span>+</text:p>
            <text:p text:style-name="P25"><text:span text:style-name="T26">0</text:span>+<text:span text:style-name="T26">0</text:span>+<text:span text:style-name="T26">0</text:span>+<text:span text:style-name="T26">0</text:span>+</text:p>
            <text:p text:style-name="P25">0+0+0+<text:span text:style-name="T26">0</text:span>+</text:p>
            <text:p text:style-name="P25"><text:span text:style-name="T26">0</text:span>+<text:span text:style-name="T26">0</text:span>+<text:span text:style-name="T26">0</text:span>+0 = 0</text:p>
          </table:table-cell>
        </table:table-row>
        <text:soft-page-break/>
        <table:table-row table:style-name="Tabela1.1">
          <table:table-cell table:style-name="Tabela1.A2" office:value-type="string">
            <text:p text:style-name="P10"><text:span text:style-name="T18">miara_</text:span><text:span text:style-name="T21">podobieństwa_obustronnego</text:span></text:p>
            <text:p text:style-name="P13"><text:span text:style-name="T9">(</text:span><text:span text:style-name="T8">bitmapa testowa, bitmapa wzorcowa x)</text:span></text:p>
          </table:table-cell>
          <table:table-cell table:style-name="Tabela1.A2" office:value-type="string">
            <text:p text:style-name="P25">-15-1=-16</text:p>
          </table:table-cell>
          <table:table-cell table:style-name="Tabela1.A2" office:value-type="string">
            <text:p text:style-name="P25">-6 -2 = -8</text:p>
          </table:table-cell>
          <table:table-cell table:style-name="Tabela1.D2" office:value-type="string">
            <text:p text:style-name="P25">-3 -0 = -3</text:p>
          </table:table-cell>
        </table:table-row>
      </table:table>
      <text:p text:style-name="P29"/>
      <text:p text:style-name="Text_20_body">Jak widać podany bitmapa testowa najbardziej jest podobna do trzeciej bitmapy wzorcowej, ponieważ dla niej najwyższa jest miara_podobieństwa_obustronnego.</text:p>
      <text:h text:style-name="Heading_20_1" text:outline-level="1">Raport</text:h>
      <text:h text:style-name="Heading_20_2" text:outline-level="2">1. <text:span text:style-name="T32">Raport</text:span></text:h>
      <text:p text:style-name="Standard"><text:span text:style-name="T36">Należy za pomocą </text:span><text:span text:style-name="T31">podanego algorytmu </text:span><text:span text:style-name="T32">proszę </text:span><text:span text:style-name="T31">określić miarę </text:span><text:span text:style-name="T32">(nie)</text:span><text:span text:style-name="T31">podobieństwa obustronnego pomiędzy </text:span><text:span text:style-name="T32">pierwszym znakiem testowym (</text:span><text:span text:style-name="T33">znaki_tst{1}</text:span><text:span text:style-name="T34">)</text:span><text:span text:style-name="T32">, a wszystkimi znakami wzorcowymi (</text:span><text:span text:style-name="T35">znaki_wz{</text:span><text:span text:style-name="T34">*</text:span><text:span text:style-name="T35">}</text:span><text:span text:style-name="T34">). </text:span><text:span text:style-name="T32">Należy użyć miary odległości Manhattan, Czebyszewa i Euklidesowej. Powinny być wyniki w postaci 9 liczb. </text:span></text:p>
      <text:h text:style-name="P34" text:outline-level="2"><text:span text:style-name="T32">2</text:span>. <text:span text:style-name="T32">Raport</text:span></text:h>
      <text:p text:style-name="P31"><text:span text:style-name="T36">Należy za pomocą </text:span><text:span text:style-name="T31">podanego algorytmu </text:span><text:span text:style-name="T32">proszę </text:span><text:span text:style-name="T31">określić miarę </text:span><text:span text:style-name="T32">(nie)</text:span><text:span text:style-name="T31">podobieństwa obustronnego pomiędzy </text:span><text:span text:style-name="T32">pierwszym <text:s/>znakiem testowym (</text:span><text:span text:style-name="T33">znaki_tst{1}</text:span><text:span text:style-name="T34">)</text:span><text:span text:style-name="T37"> przesuniętym w lewo o 1, a wszystkimi znakami wzorcowymi (</text:span><text:span text:style-name="T38">znaki_wz{</text:span><text:span text:style-name="T37">*</text:span><text:span text:style-name="T38">}</text:span><text:span text:style-name="T37">). Należy użyć miary odległości Euklidesowej. Proszę pokazać ten obraz jak będzie wyglądał po przesunięciu i miary (nie) podobieństwa.</text:span></text:p>
      <text:h text:style-name="P34" text:outline-level="2"><text:span text:style-name="T32">3</text:span>. <text:span text:style-name="T32">Raport</text:span></text:h>
      <text:p text:style-name="P31"><text:span text:style-name="T39">Należy za pomocą </text:span><text:span text:style-name="T40">podanego algorytmu </text:span><text:span text:style-name="T37">proszę </text:span><text:span text:style-name="T40">określić miarę </text:span><text:span text:style-name="T37">(nie)</text:span><text:span text:style-name="T40">podobieństwa obustronnego pomiędzy </text:span><text:span text:style-name="T37">drugim i trzecim znakiem testowym (</text:span><text:span text:style-name="T33">znaki_tst{</text:span><text:span text:style-name="T34">2</text:span><text:span text:style-name="T33">}, znaki_tst{</text:span><text:span text:style-name="T34">3</text:span><text:span text:style-name="T33">}</text:span><text:span text:style-name="T34">)</text:span><text:span text:style-name="T37">, a wszystkimi znakami wzorcowymi (</text:span><text:span text:style-name="T38">znaki_wz{</text:span><text:span text:style-name="T37">*</text:span><text:span text:style-name="T38">}</text:span><text:span text:style-name="T37">). Należy użyć miary odległości Euklidesowej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7T15:13:17.420000000</dc:date>
    <meta:editing-duration>PT2H14M30S</meta:editing-duration>
    <meta:editing-cycles>20</meta:editing-cycles>
    <meta:generator>LibreOffice/7.5.2.2$Windows_X86_64 LibreOffice_project/53bb9681a964705cf672590721dbc85eb4d0c3a2</meta:generator>
    <meta:document-statistic meta:table-count="1" meta:image-count="0" meta:object-count="0" meta:page-count="3" meta:paragraph-count="139" meta:word-count="809" meta:character-count="4695" meta:non-whitespace-character-count="3976"/>
  </office:meta>
</office:document-meta>
</file>